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ed71" officeooo:paragraph-rsid="0010ed7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2d0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rminal za server stranu :</text:p>
      <text:p text:style-name="P1"/>
      <text:p text:style-name="P1"/>
      <text:p text:style-name="P1">kada se preko Terminala udje u folder Server kucamo :<text:span text:style-name="T1"> npm run server </text:span><text:s text:c="3"/>, I to ce porkrenuti server na portu 5000</text:p>
      <text:p text:style-name="P1"/>
      <text:p text:style-name="P1"/>
      <text:p text:style-name="P1">Terminal za kl<text:span text:style-name="T3">ijent ( Korisnik )</text:span> stranu :</text:p>
      <text:p text:style-name="P1"/>
      <text:p text:style-name="P1">kada se preko Terminala udje u folder Client kucamo : <text:span text:style-name="T1">npm run dev </text:span><text:span text:style-name="T2">I to ce spojiti stranu Korisnika tj onoga sto koristi Aplikaciju sa serverskom stranom na portu 517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7T12:15:45.121729422</meta:creation-date>
    <dc:date>2023-01-27T12:21:37.215360850</dc:date>
    <meta:editing-duration>PT5M5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65" meta:character-count="347" meta:non-whitespace-character-count="283"/>
  </office:meta>
</office:document-meta>
</file>